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18" style:family="table-column">
      <style:table-column-properties fo:break-before="auto" style:column-width="35.22mm"/>
    </style:style>
    <style:style style:name="co1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33.28mm"/>
    </style:style>
    <style:style style:name="co19" style:family="table-column">
      <style:table-column-properties fo:break-before="auto" style:column-width="37.45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16" style:family="table-column">
      <style:table-column-properties fo:break-before="auto" style:column-width="32.74mm"/>
    </style:style>
    <style:style style:name="co12" style:family="table-column">
      <style:table-column-properties fo:break-before="auto" style:column-width="22.67mm"/>
    </style:style>
    <style:style style:name="co20" style:family="table-column">
      <style:table-column-properties fo:break-before="auto" style:column-width="27.18mm"/>
    </style:style>
    <style:style style:name="co21" style:family="table-column">
      <style:table-column-properties fo:break-before="auto" style:column-width="44.4mm"/>
    </style:style>
    <style:style style:name="co22" style:family="table-column">
      <style:table-column-properties fo:break-before="auto" style:column-width="21.64mm"/>
    </style:style>
    <style:style style:name="co31" style:family="table-column">
      <style:table-column-properties fo:break-before="auto" style:column-width="31.34mm"/>
    </style:style>
    <style:style style:name="co32" style:family="table-column">
      <style:table-column-properties fo:break-before="auto" style:column-width="26.07mm"/>
    </style:style>
    <style:style style:name="co33" style:family="table-column">
      <style:table-column-properties fo:break-before="auto" style:column-width="24.96mm"/>
    </style:style>
    <style:style style:name="co34" style:family="table-column">
      <style:table-column-properties fo:break-before="auto" style:column-width="30.8mm"/>
    </style:style>
    <style:style style:name="co35" style:family="table-column">
      <style:table-column-properties fo:break-before="auto" style:column-width="29.97mm"/>
    </style:style>
    <style:style style:name="co36" style:family="table-column">
      <style:table-column-properties fo:break-before="auto" style:column-width="27.75mm"/>
    </style:style>
    <style:style style:name="co37" style:family="table-column">
      <style:table-column-properties fo:break-before="auto" style:column-width="30.23mm"/>
    </style:style>
    <style:style style:name="co38" style:family="table-column">
      <style:table-column-properties fo:break-before="auto" style:column-width="22.58mm"/>
    </style:style>
    <style:style style:name="co39" style:family="table-column">
      <style:table-column-properties fo:break-before="auto" style:column-width="50.22mm"/>
    </style:style>
    <style:style style:name="co40" style:family="table-column">
      <style:table-column-properties fo:break-before="auto" style:column-width="21.08mm"/>
    </style:style>
    <style:style style:name="co41" style:family="table-column">
      <style:table-column-properties fo:break-before="auto" style:column-width="38.01mm"/>
    </style:style>
    <style:style style:name="co42" style:family="table-column">
      <style:table-column-properties fo:break-before="auto" style:column-width="37.73mm"/>
    </style:style>
    <style:style style:name="co43" style:family="table-column">
      <style:table-column-properties fo:break-before="auto" style:column-width="29.4mm"/>
    </style:style>
    <style:style style:name="ro9" style:family="table-row">
      <style:table-row-properties style:row-height="4.73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10.7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9.47mm" fo:break-before="auto" style:use-optimal-row-height="false"/>
    </style:style>
    <style:style style:name="ro8" style:family="table-row">
      <style:table-row-properties style:row-height="9.74mm" fo:break-before="auto" style:use-optimal-row-height="false"/>
    </style:style>
    <style:style style:name="ro12" style:family="table-row">
      <style:table-row-properties style:row-height="16.85mm" fo:break-before="auto" style:use-optimal-row-height="false"/>
    </style:style>
    <style:style style:name="ro13" style:family="table-row">
      <style:table-row-properties style:row-height="5.38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ff0000" fo:wrap-option="wrap"/>
      <style:text-properties style:text-position=""/>
    </style:style>
    <style:style style:name="ce41" style:family="table-cell" style:parent-style-name="Default">
      <style:table-cell-properties fo:background-color="#ff6600" fo:wrap-option="wrap"/>
      <style:text-properties style:text-position=""/>
    </style:style>
    <style:style style:name="ce42" style:family="table-cell" style:parent-style-name="Default">
      <style:table-cell-properties fo:background-color="#ffff00" fo:wrap-option="wrap"/>
      <style:text-properties style:text-position=""/>
    </style:style>
    <style:style style:name="ce43" style:family="table-cell" style:parent-style-name="Default">
      <style:table-cell-properties fo:background-color="#00cc33" fo:wrap-option="wrap"/>
      <style:text-properties style:text-position=""/>
    </style:style>
    <style:style style:name="ce44" style:family="table-cell" style:parent-style-name="Default">
      <style:table-cell-properties fo:background-color="#99ffcc" fo:wrap-option="wrap"/>
      <style:text-properties style:text-position=""/>
    </style:style>
    <style:style style:name="ce45" style:family="table-cell" style:parent-style-name="Default">
      <style:table-cell-properties fo:background-color="#9933ff" fo:wrap-option="wrap"/>
      <style:text-properties style:text-position=""/>
    </style:style>
    <style:style style:name="ce46" style:family="table-cell" style:parent-style-name="Default">
      <style:table-cell-properties fo:wrap-option="wrap"/>
      <style:text-properties style:text-position=""/>
    </style:style>
    <style:style style:name="ce47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50" style:family="table-cell" style:parent-style-name="Default">
      <style:table-cell-properties fo:background-color="#ffffff" fo:wrap-option="wrap"/>
      <style:text-properties style:text-position=""/>
    </style:style>
    <style:style style:name="ce51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ff0000" fo:border="0.06pt solid #000000"/>
    </style:style>
    <style:style style:name="ce30" style:family="table-cell" style:parent-style-name="Default" style:data-style-name="N37">
      <style:table-cell-properties fo:background-color="#ffff00" fo:border="0.06pt solid #000000"/>
    </style:style>
    <style:style style:name="ce31" style:family="table-cell" style:parent-style-name="Default" style:data-style-name="N37">
      <style:table-cell-properties fo:background-color="#ff6600" fo:border="0.06pt solid #000000"/>
    </style:style>
    <style:style style:name="ce3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ffff00" fo:border="0.06pt solid #666666"/>
    </style:style>
    <style:style style:name="ce34" style:family="table-cell" style:parent-style-name="Default" style:data-style-name="N37">
      <style:table-cell-properties fo:background-color="#00cc33" fo:border="0.06pt solid #666666"/>
    </style:style>
    <style:style style:name="ce3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>
      <style:table-cell-properties fo:background-color="#00cc00" fo:border="0.06pt solid #666666"/>
    </style:style>
    <style:style style:name="ce3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37">
      <style:table-cell-properties fo:background-color="#00cc33" fo:border="0.06pt solid #000000"/>
    </style:style>
    <style:style style:name="ce60" style:family="table-cell" style:parent-style-name="Default" style:data-style-name="N37">
      <style:table-cell-properties fo:background-color="#00cc00" fo:border="0.06pt solid #000000"/>
    </style:style>
    <style:style style:name="ce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>
      <style:table-cell-properties fo:background-color="#ff0000" fo:border="0.06pt solid #000000"/>
    </style:style>
    <style:style style:name="ce64" style:family="table-cell" style:parent-style-name="Default">
      <style:table-cell-properties fo:background-color="#ffff00" fo:border="0.06pt solid #000000"/>
    </style:style>
    <style:style style:name="ce65" style:family="table-cell" style:parent-style-name="Default">
      <style:table-cell-properties fo:background-color="#ff6600" fo:border="0.06pt solid #000000"/>
    </style:style>
    <style:style style:name="ce66" style:family="table-cell" style:parent-style-name="Default">
      <style:table-cell-properties fo:background-color="#ffff00" fo:border="0.06pt solid #666666"/>
    </style:style>
    <style:style style:name="ce67" style:family="table-cell" style:parent-style-name="Default">
      <style:table-cell-properties fo:background-color="#00cc33" fo:border="0.06pt solid #666666"/>
    </style:style>
    <style:style style:name="ce68" style:family="table-cell" style:parent-style-name="Default">
      <style:table-cell-properties fo:background-color="#00cc00" fo:border="0.06pt solid #666666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00cc00" fo:border="0.06pt solid #000000"/>
    </style:style>
    <style:style style:name="ce71" style:family="table-cell" style:parent-style-name="Default">
      <style:table-cell-properties fo:background-color="#ffffff" fo:border="0.06pt solid #000000"/>
    </style:style>
    <style:style style:name="ce72" style:family="table-cell" style:parent-style-name="Default">
      <style:table-cell-properties fo:background-color="#ffff00" fo:border="2.49pt solid #666666"/>
    </style:style>
    <style:style style:name="ce73" style:family="table-cell" style:parent-style-name="Default">
      <style:table-cell-properties fo:background-color="#0000cc"/>
    </style:style>
    <style:style style:name="ce7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0000cc" fo:border="0.06pt solid #000000"/>
    </style:style>
    <style:style style:name="ce76" style:family="table-cell" style:parent-style-name="Default">
      <style:table-cell-properties fo:background-color="#9933ff" fo:border="0.06pt solid #000000"/>
    </style:style>
    <style:style style:name="ce77" style:family="table-cell" style:parent-style-name="Default">
      <style:table-cell-properties fo:background-color="#0000cc" fo:wrap-option="wrap" fo:border="0.06pt solid #000000"/>
    </style:style>
    <style:style style:name="ce78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80" style:family="table-cell" style:parent-style-name="Default">
      <style:table-cell-properties fo:background-color="#ff0000" fo:wrap-option="wrap"/>
    </style:style>
    <style:style style:name="ce81" style:family="table-cell" style:parent-style-name="Default">
      <style:table-cell-properties fo:background-color="#ff6600" fo:wrap-option="wrap"/>
    </style:style>
    <style:style style:name="ce82" style:family="table-cell" style:parent-style-name="Default">
      <style:table-cell-properties fo:background-color="#ffff00" fo:wrap-option="wrap"/>
    </style:style>
    <style:style style:name="ce83" style:family="table-cell" style:parent-style-name="Default">
      <style:table-cell-properties fo:background-color="#00cc33" fo:wrap-option="wrap"/>
    </style:style>
    <style:style style:name="ce84" style:family="table-cell" style:parent-style-name="Default">
      <style:table-cell-properties fo:background-color="#99ffcc" fo:wrap-option="wrap"/>
    </style:style>
    <style:style style:name="ce85" style:family="table-cell" style:parent-style-name="Default">
      <style:table-cell-properties fo:background-color="#9933ff" fo:wrap-option="wrap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6600" fo:wrap-option="wrap" fo:border="0.06pt solid #000000"/>
    </style:style>
    <style:style style:name="ce89" style:family="table-cell" style:parent-style-name="Default">
      <style:table-cell-properties fo:background-color="#ffff00" fo:wrap-option="wrap" fo:border="0.06pt solid #000000"/>
    </style:style>
    <style:style style:name="ce90" style:family="table-cell" style:parent-style-name="Default">
      <style:table-cell-properties fo:background-color="#ffffff" fo:wrap-option="wrap"/>
    </style:style>
    <style:style style:name="ce91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9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9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9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9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9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9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9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31" table:number-columns-repeated="3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8" office:value-type="string" calcext:value-type="string">
            <text:p>Число</text:p>
          </table:table-cell>
          <table:table-cell table:style-name="ce28" office:value-type="string" calcext:value-type="string">
            <text:p>Подъем до 09:30 (1 буд)</text:p>
          </table:table-cell>
          <table:table-cell table:style-name="ce28" office:value-type="string" calcext:value-type="string">
            <text:p>Зарядка</text:p>
          </table:table-cell>
          <table:table-cell table:style-name="ce28" office:value-type="string" calcext:value-type="string">
            <text:p>Работа</text:p>
          </table:table-cell>
          <table:table-cell table:style-name="ce28" office:value-type="string" calcext:value-type="string">
            <text:p>Обучение light</text:p>
          </table:table-cell>
          <table:table-cell table:style-name="ce28" office:value-type="string" calcext:value-type="string">
            <text:p>Обучение hard</text:p>
          </table:table-cell>
          <table:table-cell table:style-name="ce28" office:value-type="string" calcext:value-type="string">
            <text:p>Спорт</text:p>
          </table:table-cell>
          <table:table-cell table:style-name="ce28" office:value-type="string" calcext:value-type="string">
            <text:p>English</text:p>
          </table:table-cell>
          <table:table-cell table:style-name="ce28" office:value-type="string" calcext:value-type="string">
            <text:p>Важные дела</text:p>
          </table:table-cell>
          <table:table-cell table:style-name="ce28" office:value-type="string" calcext:value-type="string">
            <text:p>Здоровье</text:p>
          </table:table-cell>
          <table:table-cell table:style-name="ce28" office:value-type="string" calcext:value-type="string">
            <text:p>Итог</text:p>
          </table:table-cell>
          <table:table-cell table:style-name="ce28"/>
          <table:table-cell table:number-columns-repeated="3"/>
        </table:table-row>
        <table:table-row table:style-name="ro6">
          <table:table-cell table:style-name="ce28" office:value-type="string" calcext:value-type="string">
            <text:p>Значения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/ 30 минут</text:p>
          </table:table-cell>
          <table:table-cell table:style-name="ce28" office:value-type="string" calcext:value-type="string">
            <text:p>1 / 1 час</text:p>
          </table:table-cell>
          <table:table-cell table:style-name="ce28" office:value-type="string" calcext:value-type="string">
            <text:p>1 / 30 минут</text:p>
          </table:table-cell>
          <table:table-cell table:style-name="ce28" office:value-type="string" calcext:value-type="string">
            <text:p>1 / 20 минут</text:p>
          </table:table-cell>
          <table:table-cell table:style-name="ce28" office:value-type="string" calcext:value-type="string">
            <text:p>1 / 30 минут</text:p>
          </table:table-cell>
          <table:table-cell table:number-columns-repeated="2" table:style-name="ce28" office:value-type="string" calcext:value-type="string">
            <text:p>Опционально</text:p>
          </table:table-cell>
          <table:table-cell table:style-name="ce2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9" office:value-type="date" office:date-value="2018-04-02" calcext:value-type="date">
              <text:p>02.04.18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office:value-type="float" office:value="1" calcext:value-type="float">
              <text:p>1</text:p>
            </table:table-cell>
            <table:table-cell table:style-name="ce63" table:number-columns-repeated="2"/>
            <table:table-cell table:style-name="ce63" office:value-type="float" office:value="2" calcext:value-type="float">
              <text:p>2</text:p>
            </table:table-cell>
            <table:table-cell table:style-name="ce63" table:number-columns-repeated="2"/>
            <table:table-cell table:style-name="ce63" office:value-type="float" office:value="2" calcext:value-type="float">
              <text:p>2</text:p>
            </table:table-cell>
            <table:table-cell table:style-name="ce63"/>
            <table:table-cell table:style-name="ce63" table:formula="of:= [.B10] + [.C10] + [.D10] + [.F10] + [.G10] + [.H10] + [.I10]" office:value-type="float" office:value="5" calcext:value-type="float">
              <text:p>5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29" office:value-type="date" office:date-value="2018-04-03" calcext:value-type="date">
              <text:p>03.04.18</text:p>
            </table:table-cell>
            <table:table-cell table:number-columns-repeated="2" table:style-name="ce63" office:value-type="float" office:value="1" calcext:value-type="float">
              <text:p>1</text:p>
            </table:table-cell>
            <table:table-cell table:style-name="ce63" table:number-columns-repeated="2"/>
            <table:table-cell table:style-name="ce63" office:value-type="float" office:value="2" calcext:value-type="float">
              <text:p>2</text:p>
            </table:table-cell>
            <table:table-cell table:style-name="ce63" table:number-columns-repeated="4"/>
            <table:table-cell table:style-name="ce63" table:formula="of:= [.B11] + [.C11] + [.D11] + [.F11] + [.G11] + [.H11] + [.I11]" office:value-type="float" office:value="4" calcext:value-type="float">
              <text:p>4</text:p>
            </table:table-cell>
            <table:table-cell table:style-name="ce63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4" calcext:value-type="date">
              <text:p>04.04.18</text:p>
            </table:table-cell>
            <table:table-cell table:number-columns-repeated="2" table:style-name="ce64" office:value-type="float" office:value="1" calcext:value-type="float">
              <text:p>1</text:p>
            </table:table-cell>
            <table:table-cell table:style-name="ce64" office:value-type="float" office:value="3" calcext:value-type="float">
              <text:p>3</text:p>
            </table:table-cell>
            <table:table-cell table:style-name="ce64"/>
            <table:table-cell table:number-columns-repeated="3" table:style-name="ce64" office:value-type="float" office:value="2" calcext:value-type="float">
              <text:p>2</text:p>
            </table:table-cell>
            <table:table-cell table:style-name="ce64" table:number-columns-repeated="2"/>
            <table:table-cell table:style-name="ce64" table:formula="of:= [.B12] + [.C12] + [.D12] + [.F12] + [.G12] + [.H12] + [.I12]" office:value-type="float" office:value="11" calcext:value-type="float">
              <text:p>11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5" calcext:value-type="date">
              <text:p>05.04.18</text:p>
            </table:table-cell>
            <table:table-cell table:number-columns-repeated="2" table:style-name="ce65" office:value-type="float" office:value="1" calcext:value-type="float">
              <text:p>1</text:p>
            </table:table-cell>
            <table:table-cell table:style-name="ce65" office:value-type="float" office:value="3" calcext:value-type="float">
              <text:p>3</text:p>
            </table:table-cell>
            <table:table-cell table:style-name="ce65"/>
            <table:table-cell table:style-name="ce65" office:value-type="float" office:value="2" calcext:value-type="float">
              <text:p>2</text:p>
            </table:table-cell>
            <table:table-cell table:style-name="ce65" table:number-columns-repeated="4"/>
            <table:table-cell table:style-name="ce65" table:formula="of:= [.B13] + [.C13] + [.D13] + [.F13] + [.G13] + [.H13] + [.I13]" office:value-type="float" office:value="7" calcext:value-type="float">
              <text:p>7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6" calcext:value-type="date">
              <text:p>06.04.18</text:p>
            </table:table-cell>
            <table:table-cell table:number-columns-repeated="2" table:style-name="ce64" office:value-type="float" office:value="1" calcext:value-type="float">
              <text:p>1</text:p>
            </table:table-cell>
            <table:table-cell table:style-name="ce64" office:value-type="float" office:value="3" calcext:value-type="float">
              <text:p>3</text:p>
            </table:table-cell>
            <table:table-cell table:style-name="ce64"/>
            <table:table-cell table:style-name="ce64" office:value-type="float" office:value="2" calcext:value-type="float">
              <text:p>2</text:p>
            </table:table-cell>
            <table:table-cell table:style-name="ce64"/>
            <table:table-cell table:number-columns-repeated="2" table:style-name="ce64" office:value-type="float" office:value="1" calcext:value-type="float">
              <text:p>1</text:p>
            </table:table-cell>
            <table:table-cell table:style-name="ce64"/>
            <table:table-cell table:style-name="ce64" table:formula="of:= [.B14] + [.C14] + [.D14] + [.F14] + [.G14] + [.H14] + [.I14]" office:value-type="float" office:value="9" calcext:value-type="float">
              <text:p>9</text:p>
            </table:table-cell>
            <table:table-cell table:style-name="ce64"/>
            <table:table-cell table:number-columns-repeated="3"/>
          </table:table-row>
        </table:table-row-group>
        <table:table-row-group>
          <table:table-row table:style-name="ro7">
            <table:table-cell table:style-name="ce32" office:value-type="string" calcext:value-type="string">
              <text:p>Неделя</text:p>
            </table:table-cell>
            <table:table-cell table:style-name="ce32" table:formula="of:= ([.B10] + [.B11] + [.B12] + [.B13] + [.B14]) / 5" office:value-type="float" office:value="0.8" calcext:value-type="float">
              <text:p>0,8</text:p>
            </table:table-cell>
            <table:table-cell table:style-name="ce32" table:formula="of:= ([.C10] + [.C11] + [.C12] + [.C13] + [.C14]) / 5" office:value-type="float" office:value="1" calcext:value-type="float">
              <text:p>1</text:p>
            </table:table-cell>
            <table:table-cell table:style-name="ce32" table:formula="of:= ([.D10] + [.D11] + [.D12] + [.D13] + [.D14]) / 5" office:value-type="float" office:value="1.8" calcext:value-type="float">
              <text:p>1,8</text:p>
            </table:table-cell>
            <table:table-cell table:style-name="ce32"/>
            <table:table-cell table:style-name="ce32" table:formula="of:= ([.F10] + [.F11] + [.F12] + [.F13] + [.F14]) / 5" office:value-type="float" office:value="2" calcext:value-type="float">
              <text:p>2</text:p>
            </table:table-cell>
            <table:table-cell table:style-name="ce32" table:formula="of:= ([.G10] + [.G11] + [.G12] + [.G13] + [.G14]) / 5" office:value-type="float" office:value="0.4" calcext:value-type="float">
              <text:p>0,4</text:p>
            </table:table-cell>
            <table:table-cell table:style-name="ce32" table:formula="of:= ([.H10] + [.H11] + [.H12] + [.H13] + [.H14]) / 5" office:value-type="float" office:value="0.6" calcext:value-type="float">
              <text:p>0,6</text:p>
            </table:table-cell>
            <table:table-cell table:style-name="ce32" table:formula="of:= ([.I10] + [.I11] + [.I12] + [.I13] + [.I14]) / 5" office:value-type="float" office:value="0.6" calcext:value-type="float">
              <text:p>0,6</text:p>
            </table:table-cell>
            <table:table-cell table:style-name="ce32"/>
            <table:table-cell table:style-name="ce32" table:formula="of:= ([.K10] + [.K11] + [.K12] + [.K13] + [.K14]) / 5" office:value-type="float" office:value="7.2" calcext:value-type="float">
              <text:p>7,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09" calcext:value-type="date">
                <text:p>09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4" calcext:value-type="float">
                <text:p>4</text:p>
              </table:table-cell>
              <table:table-cell table:style-name="ce66"/>
              <table:table-cell table:style-name="ce66" office:value-type="float" office:value="2" calcext:value-type="float">
                <text:p>2</text:p>
              </table:table-cell>
              <table:table-cell table:style-name="ce66"/>
              <table:table-cell table:style-name="ce66" office:value-type="float" office:value="1" calcext:value-type="float">
                <text:p>1</text:p>
              </table:table-cell>
              <table:table-cell table:style-name="ce66" table:number-columns-repeated="2"/>
              <table:table-cell table:style-name="ce66" table:formula="of:= [.B16] + [.C16] + [.D16] + [.F16] + [.G16] + [.H16] + [.I16]" office:value-type="float" office:value="9" calcext:value-type="float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0" calcext:value-type="date">
                <text:p>10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4" calcext:value-type="float">
                <text:p>4</text:p>
              </table:table-cell>
              <table:table-cell table:style-name="ce66"/>
              <table:table-cell table:style-name="ce66" office:value-type="float" office:value="2" calcext:value-type="float">
                <text:p>2</text:p>
              </table:table-cell>
              <table:table-cell table:style-name="ce66"/>
              <table:table-cell table:style-name="ce66" office:value-type="float" office:value="1" calcext:value-type="float">
                <text:p>1</text:p>
              </table:table-cell>
              <table:table-cell table:style-name="ce66" table:number-columns-repeated="2"/>
              <table:table-cell table:style-name="ce66" table:formula="of:= [.B17] + [.C17] + [.D17] + [.F17] + [.G17] + [.H17] + [.I17]" office:value-type="float" office:value="9" calcext:value-type="float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1" calcext:value-type="date">
                <text:p>11.04.18</text:p>
              </table:table-cell>
              <table:table-cell table:number-columns-repeated="2" table:style-name="ce67" office:value-type="float" office:value="1" calcext:value-type="float">
                <text:p>1</text:p>
              </table:table-cell>
              <table:table-cell table:style-name="ce67" office:value-type="float" office:value="6" calcext:value-type="float">
                <text:p>6</text:p>
              </table:table-cell>
              <table:table-cell table:style-name="ce67"/>
              <table:table-cell table:style-name="ce67" office:value-type="float" office:value="3" calcext:value-type="float">
                <text:p>3</text:p>
              </table:table-cell>
              <table:table-cell table:style-name="ce67" office:value-type="float" office:value="2" calcext:value-type="float">
                <text:p>2</text:p>
              </table:table-cell>
              <table:table-cell table:style-name="ce67"/>
              <table:table-cell table:style-name="ce67" office:value-type="float" office:value="1" calcext:value-type="float">
                <text:p>1</text:p>
              </table:table-cell>
              <table:table-cell table:style-name="ce67"/>
              <table:table-cell table:style-name="ce67" table:formula="of:= [.B18] + [.C18] + [.D18] + [.F18] + [.G18] + [.H18] + [.I18]" office:value-type="float" office:value="14" calcext:value-type="float">
                <text:p>14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2" calcext:value-type="date">
                <text:p>12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3" calcext:value-type="float">
                <text:p>3</text:p>
              </table:table-cell>
              <table:table-cell table:style-name="ce66"/>
              <table:table-cell table:style-name="ce66" office:value-type="float" office:value="2" calcext:value-type="float">
                <text:p>2</text:p>
              </table:table-cell>
              <table:table-cell table:style-name="ce66" table:number-columns-repeated="2"/>
              <table:table-cell table:style-name="ce66" office:value-type="float" office:value="3" calcext:value-type="float">
                <text:p>3</text:p>
              </table:table-cell>
              <table:table-cell table:style-name="ce66"/>
              <table:table-cell table:style-name="ce66" table:formula="of:= [.B19] + [.C19] + [.D19] + [.F19] + [.G19] + [.H19] + [.I19]" office:value-type="float" office:value="10" calcext:value-type="float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3" calcext:value-type="date">
                <text:p>13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4" calcext:value-type="float">
                <text:p>4</text:p>
              </table:table-cell>
              <table:table-cell table:style-name="ce66"/>
              <table:table-cell table:style-name="ce66" office:value-type="float" office:value="2" calcext:value-type="float">
                <text:p>2</text:p>
              </table:table-cell>
              <table:table-cell table:style-name="ce66" table:number-columns-repeated="2"/>
              <table:table-cell table:style-name="ce66" office:value-type="float" office:value="1" calcext:value-type="float">
                <text:p>1</text:p>
              </table:table-cell>
              <table:table-cell table:style-name="ce66"/>
              <table:table-cell table:style-name="ce66" table:formula="of:= [.B20] + [.C20] + [.D20] + [.F20] + [.G20] + [.H20] + [.I20]" office:value-type="float" office:value="9" calcext:value-type="float">
                <text:p>9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8">
            <table:table-cell table:style-name="ce35" office:value-type="string" calcext:value-type="string">
              <text:p>Неделя</text:p>
            </table:table-cell>
            <table:table-cell table:style-name="ce35" table:formula="of:== ([.B16] + [.B17] + [.B18] + [.B19] + [.B20]) / 5" office:value-type="float" office:value="1" calcext:value-type="float">
              <text:p>1</text:p>
            </table:table-cell>
            <table:table-cell table:style-name="ce35" table:formula="of:== ([.C16] + [.C17] + [.C18] + [.C19] + [.C20]) / 5" office:value-type="float" office:value="1" calcext:value-type="float">
              <text:p>1</text:p>
            </table:table-cell>
            <table:table-cell table:style-name="ce35" table:formula="of:== ([.D16] + [.D17] + [.D18] + [.D19] + [.D20]) / 5" office:value-type="float" office:value="4.2" calcext:value-type="float">
              <text:p>4,2</text:p>
            </table:table-cell>
            <table:table-cell table:style-name="ce35"/>
            <table:table-cell table:style-name="ce35" table:formula="of:== ([.F16] + [.F17] + [.F18] + [.F19] + [.F20]) / 5" office:value-type="float" office:value="2.2" calcext:value-type="float">
              <text:p>2,2</text:p>
            </table:table-cell>
            <table:table-cell table:style-name="ce35" table:formula="of:== ([.G16] + [.G17] + [.G18] + [.G19] + [.G20]) / 5" office:value-type="float" office:value="0.4" calcext:value-type="float">
              <text:p>0,4</text:p>
            </table:table-cell>
            <table:table-cell table:style-name="ce35" table:formula="of:== ([.H16] + [.H17] + [.H18] + [.H19] + [.H20]) / 5" office:value-type="float" office:value="0.4" calcext:value-type="float">
              <text:p>0,4</text:p>
            </table:table-cell>
            <table:table-cell table:style-name="ce35" table:formula="of:== ([.I16] + [.I17] + [.I18] + [.I19] + [.I20]) / 5" office:value-type="float" office:value="1" calcext:value-type="float">
              <text:p>1</text:p>
            </table:table-cell>
            <table:table-cell table:style-name="ce35"/>
            <table:table-cell table:style-name="ce35" table:formula="of:== ([.K16] + [.K17] + [.K18] + [.K19] + [.K20]) / 5" office:value-type="float" office:value="10.2" calcext:value-type="float">
              <text:p>10,2</text:p>
            </table:table-cell>
            <table:table-cell table:style-name="ce3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16" calcext:value-type="date">
                <text:p>16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3" calcext:value-type="float">
                <text:p>3</text:p>
              </table:table-cell>
              <table:table-cell table:style-name="ce66"/>
              <table:table-cell table:style-name="ce66" office:value-type="float" office:value="3" calcext:value-type="float">
                <text:p>3</text:p>
              </table:table-cell>
              <table:table-cell table:style-name="ce66"/>
              <table:table-cell table:style-name="ce66" office:value-type="float" office:value="2" calcext:value-type="float">
                <text:p>2</text:p>
              </table:table-cell>
              <table:table-cell table:style-name="ce66" table:number-columns-repeated="2"/>
              <table:table-cell table:style-name="ce66" table:formula="of:= [.B22] + [.C22] + [.D22] + [.F22] + [.G22] + [.H22] + [.I22]" office:value-type="float" office:value="10" calcext:value-type="float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7" calcext:value-type="date">
                <text:p>17.04.18</text:p>
              </table:table-cell>
              <table:table-cell table:number-columns-repeated="2" table:style-name="ce67" office:value-type="float" office:value="1" calcext:value-type="float">
                <text:p>1</text:p>
              </table:table-cell>
              <table:table-cell table:style-name="ce67" office:value-type="float" office:value="8" calcext:value-type="float">
                <text:p>8</text:p>
              </table:table-cell>
              <table:table-cell table:style-name="ce67"/>
              <table:table-cell table:style-name="ce67" office:value-type="float" office:value="2" calcext:value-type="float">
                <text:p>2</text:p>
              </table:table-cell>
              <table:table-cell table:style-name="ce67" table:number-columns-repeated="4"/>
              <table:table-cell table:style-name="ce67" table:formula="of:= [.B23] + [.C23] + [.D23] + [.F23] + [.G23] + [.H23] + [.I23]" office:value-type="float" office:value="12" calcext:value-type="float">
                <text:p>12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8" calcext:value-type="date">
                <text:p>18.04.18</text:p>
              </table:table-cell>
              <table:table-cell table:number-columns-repeated="2" table:style-name="ce67" office:value-type="float" office:value="1" calcext:value-type="float">
                <text:p>1</text:p>
              </table:table-cell>
              <table:table-cell table:style-name="ce67" office:value-type="float" office:value="8" calcext:value-type="float">
                <text:p>8</text:p>
              </table:table-cell>
              <table:table-cell table:style-name="ce67"/>
              <table:table-cell table:style-name="ce67" office:value-type="float" office:value="2" calcext:value-type="float">
                <text:p>2</text:p>
              </table:table-cell>
              <table:table-cell table:style-name="ce67" table:number-columns-repeated="2"/>
              <table:table-cell table:style-name="ce67" office:value-type="float" office:value="1" calcext:value-type="float">
                <text:p>1</text:p>
              </table:table-cell>
              <table:table-cell table:style-name="ce67"/>
              <table:table-cell table:style-name="ce67" table:formula="of:= [.B24] + [.C24] + [.D24] + [.F24] + [.G24] + [.H24] + [.I24]" office:value-type="float" office:value="13" calcext:value-type="float">
                <text:p>13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9" calcext:value-type="date">
                <text:p>19.04.18</text:p>
              </table:table-cell>
              <table:table-cell table:number-columns-repeated="2" table:style-name="ce67" office:value-type="float" office:value="1" calcext:value-type="float">
                <text:p>1</text:p>
              </table:table-cell>
              <table:table-cell table:style-name="ce67" office:value-type="float" office:value="6" calcext:value-type="float">
                <text:p>6</text:p>
              </table:table-cell>
              <table:table-cell table:style-name="ce67"/>
              <table:table-cell table:style-name="ce67" office:value-type="float" office:value="2" calcext:value-type="float">
                <text:p>2</text:p>
              </table:table-cell>
              <table:table-cell table:style-name="ce67"/>
              <table:table-cell table:style-name="ce67" office:value-type="float" office:value="2" calcext:value-type="float">
                <text:p>2</text:p>
              </table:table-cell>
              <table:table-cell table:style-name="ce67" table:number-columns-repeated="2"/>
              <table:table-cell table:style-name="ce67" table:formula="of:= [.B25] + [.C25] + [.D25] + [.F25] + [.G25] + [.H25] + [.I25]" office:value-type="float" office:value="12" calcext:value-type="float">
                <text:p>12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0" calcext:value-type="date">
                <text:p>20.04.18</text:p>
              </table:table-cell>
              <table:table-cell table:number-columns-repeated="2" table:style-name="ce67" office:value-type="float" office:value="1" calcext:value-type="float">
                <text:p>1</text:p>
              </table:table-cell>
              <table:table-cell table:style-name="ce67" office:value-type="float" office:value="7" calcext:value-type="float">
                <text:p>7</text:p>
              </table:table-cell>
              <table:table-cell table:style-name="ce67"/>
              <table:table-cell table:style-name="ce67" office:value-type="float" office:value="3" calcext:value-type="float">
                <text:p>3</text:p>
              </table:table-cell>
              <table:table-cell table:style-name="ce67"/>
              <table:table-cell table:style-name="ce67" office:value-type="float" office:value="1" calcext:value-type="float">
                <text:p>1</text:p>
              </table:table-cell>
              <table:table-cell table:style-name="ce67" table:number-columns-repeated="2"/>
              <table:table-cell table:style-name="ce67" table:formula="of:= [.B26] + [.C26] + [.D26] + [.F26] + [.G26] + [.H26] + [.I26]" office:value-type="float" office:value="13" calcext:value-type="float">
                <text:p>13</text:p>
              </table:table-cell>
              <table:table-cell table:style-name="ce67"/>
              <table:table-cell table:number-columns-repeated="3"/>
            </table:table-row>
          </table:table-row-group>
          <table:table-row table:style-name="ro8">
            <table:table-cell table:style-name="ce36" office:value-type="string" calcext:value-type="string">
              <text:p>Неделя</text:p>
            </table:table-cell>
            <table:table-cell table:style-name="ce36" table:formula="of:== ([.B22] + [.B23] + [.B24] + [.B25] + [.B26]) / 5" office:value-type="float" office:value="1" calcext:value-type="float">
              <text:p>1</text:p>
            </table:table-cell>
            <table:table-cell table:style-name="ce36" table:formula="of:== ([.C22] + [.C23] + [.C24] + [.C25] + [.C26]) / 5" office:value-type="float" office:value="1" calcext:value-type="float">
              <text:p>1</text:p>
            </table:table-cell>
            <table:table-cell table:style-name="ce36" table:formula="of:== ([.D22] + [.D23] + [.D24] + [.D25] + [.D26]) / 5" office:value-type="float" office:value="6.4" calcext:value-type="float">
              <text:p>6,4</text:p>
            </table:table-cell>
            <table:table-cell table:style-name="ce36"/>
            <table:table-cell table:style-name="ce36" table:formula="of:== ([.F22] + [.F23] + [.F24] + [.F25] + [.F26]) / 5" office:value-type="float" office:value="2.4" calcext:value-type="float">
              <text:p>2,4</text:p>
            </table:table-cell>
            <table:table-cell table:style-name="ce36" table:formula="of:== ([.G22] + [.G23] + [.G24] + [.G25] + [.G26]) / 5" office:value-type="float" office:value="0" calcext:value-type="float">
              <text:p>0</text:p>
            </table:table-cell>
            <table:table-cell table:style-name="ce36" table:formula="of:== ([.H22] + [.H23] + [.H24] + [.H25] + [.H26]) / 5" office:value-type="float" office:value="1" calcext:value-type="float">
              <text:p>1</text:p>
            </table:table-cell>
            <table:table-cell table:style-name="ce36" table:formula="of:== ([.I22] + [.I23] + [.I24] + [.I25] + [.I26]) / 5" office:value-type="float" office:value="0.2" calcext:value-type="float">
              <text:p>0,2</text:p>
            </table:table-cell>
            <table:table-cell table:style-name="ce36"/>
            <table:table-cell table:style-name="ce36" table:formula="of:== ([.K22] + [.K23] + [.K24] + [.K25] + [.K26]) / 5" office:value-type="float" office:value="12" calcext:value-type="float">
              <text:p>1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23" calcext:value-type="date">
                <text:p>23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5" calcext:value-type="float">
                <text:p>5</text:p>
              </table:table-cell>
              <table:table-cell table:style-name="ce66"/>
              <table:table-cell table:style-name="ce66" office:value-type="float" office:value="2" calcext:value-type="float">
                <text:p>2</text:p>
              </table:table-cell>
              <table:table-cell table:style-name="ce66"/>
              <table:table-cell table:style-name="ce66" office:value-type="float" office:value="1" calcext:value-type="float">
                <text:p>1</text:p>
              </table:table-cell>
              <table:table-cell table:style-name="ce66" table:number-columns-repeated="2"/>
              <table:table-cell table:style-name="ce66" table:formula="of:= [.B28] + [.C28] + [.D28] + [.F28] + [.G28] + [.H28] + [.I28]" office:value-type="float" office:value="10" calcext:value-type="float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4" calcext:value-type="date">
                <text:p>24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7" calcext:value-type="float">
                <text:p>7</text:p>
              </table:table-cell>
              <table:table-cell table:style-name="ce66" office:value-type="float" office:value="1" calcext:value-type="float">
                <text:p>1</text:p>
              </table:table-cell>
              <table:table-cell table:style-name="ce66" table:number-columns-repeated="3"/>
              <table:table-cell table:style-name="ce66" office:value-type="float" office:value="0.5" calcext:value-type="float">
                <text:p>0,5</text:p>
              </table:table-cell>
              <table:table-cell table:style-name="ce66"/>
              <table:table-cell table:style-name="ce66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5" calcext:value-type="date">
                <text:p>25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5" calcext:value-type="float">
                <text:p>5</text:p>
              </table:table-cell>
              <table:table-cell table:style-name="ce66" office:value-type="float" office:value="1.5" calcext:value-type="float">
                <text:p>1,5</text:p>
              </table:table-cell>
              <table:table-cell table:style-name="ce66" table:number-columns-repeated="3"/>
              <table:table-cell table:style-name="ce66" office:value-type="float" office:value="0.5" calcext:value-type="float">
                <text:p>0,5</text:p>
              </table:table-cell>
              <table:table-cell table:style-name="ce66"/>
              <table:table-cell table:style-name="ce66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6" calcext:value-type="date">
                <text:p>26.04.18</text:p>
              </table:table-cell>
              <table:table-cell table:style-name="ce66"/>
              <table:table-cell table:style-name="ce66" office:value-type="float" office:value="1" calcext:value-type="float">
                <text:p>1</text:p>
              </table:table-cell>
              <table:table-cell table:style-name="ce66" office:value-type="float" office:value="7" calcext:value-type="float">
                <text:p>7</text:p>
              </table:table-cell>
              <table:table-cell table:style-name="ce66" office:value-type="float" office:value="1" calcext:value-type="float">
                <text:p>1</text:p>
              </table:table-cell>
              <table:table-cell table:style-name="ce66"/>
              <table:table-cell table:style-name="ce66" office:value-type="float" office:value="2" calcext:value-type="float">
                <text:p>2</text:p>
              </table:table-cell>
              <table:table-cell table:style-name="ce66" table:number-columns-repeated="3"/>
              <table:table-cell table:style-name="ce66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7" office:value-type="date" office:date-value="2018-04-27" calcext:value-type="date">
                <text:p>27.04.18</text:p>
              </table:table-cell>
              <table:table-cell table:number-columns-repeated="2" table:style-name="ce68" office:value-type="float" office:value="1" calcext:value-type="float">
                <text:p>1</text:p>
              </table:table-cell>
              <table:table-cell table:style-name="ce68" office:value-type="float" office:value="9" calcext:value-type="float">
                <text:p>9</text:p>
              </table:table-cell>
              <table:table-cell table:style-name="ce68" office:value-type="float" office:value="1" calcext:value-type="float">
                <text:p>1</text:p>
              </table:table-cell>
              <table:table-cell table:style-name="ce68" table:number-columns-repeated="3"/>
              <table:table-cell table:style-name="ce68" office:value-type="float" office:value="0.5" calcext:value-type="float">
                <text:p>0,5</text:p>
              </table:table-cell>
              <table:table-cell table:style-name="ce68"/>
              <table:table-cell table:style-name="ce68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8" calcext:value-type="date">
                <text:p>28.04.18</text:p>
              </table:table-cell>
              <table:table-cell table:number-columns-repeated="2" table:style-name="ce66" office:value-type="float" office:value="1" calcext:value-type="float">
                <text:p>1</text:p>
              </table:table-cell>
              <table:table-cell table:style-name="ce66" office:value-type="float" office:value="5" calcext:value-type="float">
                <text:p>5</text:p>
              </table:table-cell>
              <table:table-cell table:style-name="ce66" office:value-type="float" office:value="1" calcext:value-type="float">
                <text:p>1</text:p>
              </table:table-cell>
              <table:table-cell table:style-name="ce66" table:number-columns-repeated="2"/>
              <table:table-cell table:style-name="ce66" office:value-type="float" office:value="1" calcext:value-type="float">
                <text:p>1</text:p>
              </table:table-cell>
              <table:table-cell table:style-name="ce66" table:number-columns-repeated="2"/>
              <table:table-cell table:style-name="ce66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7">
            <table:table-cell table:style-name="ce35" office:value-type="string" calcext:value-type="string">
              <text:p>Неделя</text:p>
            </table:table-cell>
            <table:table-cell table:style-name="ce3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35" table:formula="of:== ([.C28] + [.C29] + [.C30] + [.C31] + [.C32] + [.C33]) / 6" office:value-type="float" office:value="1" calcext:value-type="float">
              <text:p>1</text:p>
            </table:table-cell>
            <table:table-cell table:style-name="ce3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3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3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3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3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35" table:formula="of:== ([.I28] + [.I29] + [.I30] + [.I31] + [.I32] + [.I33]) / 6" office:value-type="float" office:value="0.25" calcext:value-type="float">
              <text:p>0,25</text:p>
            </table:table-cell>
            <table:table-cell table:style-name="ce35"/>
            <table:table-cell table:style-name="ce3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35"/>
            <table:table-cell table:number-columns-repeated="3"/>
          </table:table-row>
        </table:table-row-group>
        <table:table-row table:style-name="ro12">
          <table:table-cell table:style-name="ce38" office:value-type="string" calcext:value-type="string">
            <text:p>Апрель</text:p>
          </table:table-cell>
          <table:table-cell table:style-name="ce38" table:formula="of:= ([.B15]+[.B21]+[.B27]+[.B34])/4" office:value-type="float" office:value="0.908333333333333" calcext:value-type="float">
            <text:p>0,91</text:p>
          </table:table-cell>
          <table:table-cell table:style-name="ce38" table:formula="of:= ([.C15]+[.C21]+[.C27]+[.C34])/4" office:value-type="float" office:value="1" calcext:value-type="float">
            <text:p>1</text:p>
          </table:table-cell>
          <table:table-cell table:style-name="ce38" table:formula="of:= ([.D15]+[.D21]+[.D27]+[.D34])/4" office:value-type="float" office:value="4.68333333333333" calcext:value-type="float">
            <text:p>4,68</text:p>
          </table:table-cell>
          <table:table-cell table:style-name="ce38" table:formula="of:= ([.E15]+[.E21]+[.E27]+[.E34])/4" office:value-type="float" office:value="0.229166666666667" calcext:value-type="float">
            <text:p>0,23</text:p>
          </table:table-cell>
          <table:table-cell table:style-name="ce38" table:formula="of:= ([.F15]+[.F21]+[.F27]+[.F34])/4" office:value-type="float" office:value="1.73333333333333" calcext:value-type="float">
            <text:p>1,73</text:p>
          </table:table-cell>
          <table:table-cell table:style-name="ce38" table:formula="of:= ([.G15]+[.G21]+[.G27]+[.G34])/4" office:value-type="float" office:value="0.283333333333333" calcext:value-type="float">
            <text:p>0,28</text:p>
          </table:table-cell>
          <table:table-cell table:style-name="ce38" table:formula="of:= ([.H15]+[.H21]+[.H27]+[.H34])/4" office:value-type="float" office:value="0.583333333333333" calcext:value-type="float">
            <text:p>0,58</text:p>
          </table:table-cell>
          <table:table-cell table:style-name="ce38" table:formula="of:= ([.I15]+[.I21]+[.I27]+[.I34])/4" office:value-type="float" office:value="0.5125" calcext:value-type="float">
            <text:p>0,51</text:p>
          </table:table-cell>
          <table:table-cell table:style-name="ce38"/>
          <table:table-cell table:style-name="ce38" table:formula="of:= ([.K15]+[.K21]+[.K27]+[.K34])/4" office:value-type="float" office:value="9.93333333333333" calcext:value-type="float">
            <text:p>9,93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07" calcext:value-type="date">
              <text:p>07.05.18</text:p>
            </table:table-cell>
            <table:table-cell table:style-name="ce65" table:number-columns-repeated="2"/>
            <table:table-cell table:style-name="ce65" office:value-type="float" office:value="3" calcext:value-type="float">
              <text:p>3</text:p>
            </table:table-cell>
            <table:table-cell table:style-name="ce65" office:value-type="float" office:value="1.5" calcext:value-type="float">
              <text:p>1,5</text:p>
            </table:table-cell>
            <table:table-cell table:style-name="ce65" office:value-type="float" office:value="0.75" calcext:value-type="float">
              <text:p>0,75</text:p>
            </table:table-cell>
            <table:table-cell table:style-name="ce65" table:number-columns-repeated="2"/>
            <table:table-cell table:style-name="ce65" office:value-type="float" office:value="0.75" calcext:value-type="float">
              <text:p>0,75</text:p>
            </table:table-cell>
            <table:table-cell table:style-name="ce65"/>
            <table:table-cell table:style-name="ce65" table:formula="of:= [.B36] + [.C36] + [.D36] + [.E36] + [.F36] + [.G36] + [.H36] + [.I36]" office:value-type="float" office:value="6" calcext:value-type="float">
              <text:p>6</text:p>
            </table:table-cell>
            <table:table-cell table:style-name="ce6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1" office:value-type="date" office:date-value="2018-05-08" calcext:value-type="date">
              <text:p>08.05.18</text:p>
            </table:table-cell>
            <table:table-cell table:number-columns-repeated="2" table:style-name="ce65" office:value-type="float" office:value="1.5" calcext:value-type="float">
              <text:p>1,5</text:p>
            </table:table-cell>
            <table:table-cell table:style-name="ce65"/>
            <table:table-cell table:style-name="ce65" office:value-type="float" office:value="1.5" calcext:value-type="float">
              <text:p>1,5</text:p>
            </table:table-cell>
            <table:table-cell table:number-columns-repeated="2" table:style-name="ce65" office:value-type="float" office:value="0.75" calcext:value-type="float">
              <text:p>0,75</text:p>
            </table:table-cell>
            <table:table-cell table:style-name="ce65" table:number-columns-repeated="3"/>
            <table:table-cell table:style-name="ce65" table:formula="of:= [.B37] + [.C37] + [.D37] + [.E37] + [.F37] + [.G37] + [.H37] + [.I37]" office:value-type="float" office:value="6" calcext:value-type="float">
              <text:p>6</text:p>
            </table:table-cell>
            <table:table-cell table:style-name="ce6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09" calcext:value-type="date">
              <text:p>09.05.18</text:p>
            </table:table-cell>
            <table:table-cell table:style-name="ce69" office:value-type="float" office:value="1" calcext:value-type="float">
              <text:p>1</text:p>
            </table:table-cell>
            <table:table-cell table:style-name="ce69" office:value-type="float" office:value="1.5" calcext:value-type="float">
              <text:p>1,5</text:p>
            </table:table-cell>
            <table:table-cell table:style-name="ce69" office:value-type="float" office:value="6" calcext:value-type="float">
              <text:p>6</text:p>
            </table:table-cell>
            <table:table-cell table:style-name="ce69" office:value-type="float" office:value="1.5" calcext:value-type="float">
              <text:p>1,5</text:p>
            </table:table-cell>
            <table:table-cell table:style-name="ce69" office:value-type="float" office:value="0.75" calcext:value-type="float">
              <text:p>0,75</text:p>
            </table:table-cell>
            <table:table-cell table:style-name="ce69" table:number-columns-repeated="2"/>
            <table:table-cell table:style-name="ce69" office:value-type="float" office:value="1" calcext:value-type="float">
              <text:p>1</text:p>
            </table:table-cell>
            <table:table-cell table:style-name="ce69" office:value-type="float" office:value="0.33" calcext:value-type="float">
              <text:p>0,33</text:p>
            </table:table-cell>
            <table:table-cell table:style-name="ce69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6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9" office:value-type="date" office:date-value="2018-05-10" calcext:value-type="date">
              <text:p>10.05.18</text:p>
            </table:table-cell>
            <table:table-cell table:number-columns-repeated="2" table:style-name="ce69" office:value-type="float" office:value="1" calcext:value-type="float">
              <text:p>1</text:p>
            </table:table-cell>
            <table:table-cell table:style-name="ce69" office:value-type="float" office:value="3" calcext:value-type="float">
              <text:p>3</text:p>
            </table:table-cell>
            <table:table-cell table:style-name="ce69" office:value-type="float" office:value="1" calcext:value-type="float">
              <text:p>1</text:p>
            </table:table-cell>
            <table:table-cell table:style-name="ce69" office:value-type="float" office:value="3" calcext:value-type="float">
              <text:p>3</text:p>
            </table:table-cell>
            <table:table-cell table:style-name="ce69" table:number-columns-repeated="2"/>
            <table:table-cell table:style-name="ce69" office:value-type="float" office:value="1" calcext:value-type="float">
              <text:p>1</text:p>
            </table:table-cell>
            <table:table-cell table:style-name="ce69" office:value-type="float" office:value="2" calcext:value-type="float">
              <text:p>2</text:p>
            </table:table-cell>
            <table:table-cell table:style-name="ce69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69"/>
            <table:table-cell table:number-columns-repeated="3"/>
          </table:table-row>
        </table:table-row-group>
        <table:table-row table:style-name="ro13">
          <table:table-cell table:style-name="ce35" office:value-type="string" calcext:value-type="string">
            <text:p>Неделя</text:p>
          </table:table-cell>
          <table:table-cell table:style-name="ce35" table:formula="of:== ([.B36] + [.B37] + [.B38] + [.B39]) / 4" office:value-type="float" office:value="0.875" calcext:value-type="float">
            <text:p>0,88</text:p>
          </table:table-cell>
          <table:table-cell table:style-name="ce35" table:formula="of:== ([.C36] + [.C37] + [.C38] + [.C39]) / 4" office:value-type="float" office:value="1" calcext:value-type="float">
            <text:p>1</text:p>
          </table:table-cell>
          <table:table-cell table:style-name="ce35" table:formula="of:== ([.D36] + [.D37] + [.D38] + [.D39]) / 4" office:value-type="float" office:value="3" calcext:value-type="float">
            <text:p>3</text:p>
          </table:table-cell>
          <table:table-cell table:style-name="ce35" table:formula="of:== ([.E36] + [.E37] + [.E38] + [.E39]) / 4" office:value-type="float" office:value="1.375" calcext:value-type="float">
            <text:p>1,38</text:p>
          </table:table-cell>
          <table:table-cell table:style-name="ce35" table:formula="of:== ([.F36] + [.F37] + [.F38] + [.F39]) / 4" office:value-type="float" office:value="1.3125" calcext:value-type="float">
            <text:p>1,31</text:p>
          </table:table-cell>
          <table:table-cell table:style-name="ce35" table:formula="of:== ([.G36] + [.G37] + [.G38] + [.G39]) / 4" office:value-type="float" office:value="0.1875" calcext:value-type="float">
            <text:p>0,19</text:p>
          </table:table-cell>
          <table:table-cell table:style-name="ce35" table:formula="of:== ([.H36] + [.H37] + [.H38] + [.H39]) / 4" office:value-type="float" office:value="0" calcext:value-type="float">
            <text:p>0</text:p>
          </table:table-cell>
          <table:table-cell table:style-name="ce35" table:formula="of:== ([.I36] + [.I37] + [.I38] + [.I39]) / 4" office:value-type="float" office:value="0.6875" calcext:value-type="float">
            <text:p>0,69</text:p>
          </table:table-cell>
          <table:table-cell table:style-name="ce35" table:formula="of:== ([.J36] + [.J37] + [.J38] + [.J39]) / 4" office:value-type="float" office:value="0.5825" calcext:value-type="float">
            <text:p>0,58</text:p>
          </table:table-cell>
          <table:table-cell table:style-name="ce35" table:formula="of:== ([.K36] + [.K37] + [.K38] + [.K39]) / 4" office:value-type="float" office:value="9.02" calcext:value-type="float">
            <text:p>9,02</text:p>
          </table:table-cell>
          <table:table-cell table:style-name="ce35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5-14" calcext:value-type="date">
              <text:p>14.05.18</text:p>
            </table:table-cell>
            <table:table-cell table:number-columns-repeated="2" table:style-name="ce64" office:value-type="float" office:value="1" calcext:value-type="float">
              <text:p>1</text:p>
            </table:table-cell>
            <table:table-cell table:style-name="ce64" office:value-type="float" office:value="2" calcext:value-type="float">
              <text:p>2</text:p>
            </table:table-cell>
            <table:table-cell table:style-name="ce64"/>
            <table:table-cell table:style-name="ce64" office:value-type="float" office:value="2" calcext:value-type="float">
              <text:p>2</text:p>
            </table:table-cell>
            <table:table-cell table:style-name="ce64" office:value-type="float" office:value="1" calcext:value-type="float">
              <text:p>1</text:p>
            </table:table-cell>
            <table:table-cell table:style-name="ce64"/>
            <table:table-cell table:number-columns-repeated="2" table:style-name="ce64" office:value-type="float" office:value="1" calcext:value-type="float">
              <text:p>1</text:p>
            </table:table-cell>
            <table:table-cell table:style-name="ce64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5" calcext:value-type="date">
              <text:p>15.05.18</text:p>
            </table:table-cell>
            <table:table-cell table:number-columns-repeated="2" table:style-name="ce64" office:value-type="float" office:value="1" calcext:value-type="float">
              <text:p>1</text:p>
            </table:table-cell>
            <table:table-cell table:style-name="ce64" office:value-type="float" office:value="3" calcext:value-type="float">
              <text:p>3</text:p>
            </table:table-cell>
            <table:table-cell table:style-name="ce64"/>
            <table:table-cell table:style-name="ce64" office:value-type="float" office:value="2" calcext:value-type="float">
              <text:p>2</text:p>
            </table:table-cell>
            <table:table-cell table:style-name="ce64"/>
            <table:table-cell table:style-name="ce64" office:value-type="float" office:value="2" calcext:value-type="float">
              <text:p>2</text:p>
            </table:table-cell>
            <table:table-cell table:style-name="ce64"/>
            <table:table-cell table:style-name="ce64" office:value-type="float" office:value="2" calcext:value-type="float">
              <text:p>2</text:p>
            </table:table-cell>
            <table:table-cell table:style-name="ce64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6" calcext:value-type="date">
              <text:p>16.05.18</text:p>
            </table:table-cell>
            <table:table-cell table:number-columns-repeated="2" table:style-name="ce64" office:value-type="float" office:value="1" calcext:value-type="float">
              <text:p>1</text:p>
            </table:table-cell>
            <table:table-cell table:style-name="ce64" office:value-type="float" office:value="4" calcext:value-type="float">
              <text:p>4</text:p>
            </table:table-cell>
            <table:table-cell table:style-name="ce64"/>
            <table:table-cell table:style-name="ce64" office:value-type="float" office:value="2" calcext:value-type="float">
              <text:p>2</text:p>
            </table:table-cell>
            <table:table-cell table:style-name="ce64" table:number-columns-repeated="2"/>
            <table:table-cell table:style-name="ce64" office:value-type="float" office:value="1" calcext:value-type="float">
              <text:p>1</text:p>
            </table:table-cell>
            <table:table-cell table:style-name="ce64" office:value-type="float" office:value="0.33" calcext:value-type="float">
              <text:p>0,33</text:p>
            </table:table-cell>
            <table:table-cell table:style-name="ce64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17" calcext:value-type="date">
              <text:p>17.05.18</text:p>
            </table:table-cell>
            <table:table-cell table:number-columns-repeated="2" table:style-name="ce64" office:value-type="float" office:value="1" calcext:value-type="float">
              <text:p>1</text:p>
            </table:table-cell>
            <table:table-cell table:style-name="ce64" office:value-type="float" office:value="5" calcext:value-type="float">
              <text:p>5</text:p>
            </table:table-cell>
            <table:table-cell table:style-name="ce64"/>
            <table:table-cell table:style-name="ce64" office:value-type="float" office:value="2.5" calcext:value-type="float">
              <text:p>2,5</text:p>
            </table:table-cell>
            <table:table-cell table:style-name="ce64" table:number-columns-repeated="2"/>
            <table:table-cell table:style-name="ce64" office:value-type="float" office:value="0.5" calcext:value-type="float">
              <text:p>0,5</text:p>
            </table:table-cell>
            <table:table-cell table:style-name="ce64" office:value-type="float" office:value="1" calcext:value-type="float">
              <text:p>1</text:p>
            </table:table-cell>
            <table:table-cell table:style-name="ce64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9" office:value-type="date" office:date-value="2018-05-18" calcext:value-type="date">
              <text:p>18.05.18</text:p>
            </table:table-cell>
            <table:table-cell table:number-columns-repeated="2" table:style-name="ce69" office:value-type="float" office:value="1" calcext:value-type="float">
              <text:p>1</text:p>
            </table:table-cell>
            <table:table-cell table:style-name="ce69" office:value-type="float" office:value="5" calcext:value-type="float">
              <text:p>5</text:p>
            </table:table-cell>
            <table:table-cell table:style-name="ce69"/>
            <table:table-cell table:style-name="ce69" office:value-type="float" office:value="2.5" calcext:value-type="float">
              <text:p>2,5</text:p>
            </table:table-cell>
            <table:table-cell table:style-name="ce69" office:value-type="float" office:value="1" calcext:value-type="float">
              <text:p>1</text:p>
            </table:table-cell>
            <table:table-cell table:style-name="ce69"/>
            <table:table-cell table:style-name="ce69" office:value-type="float" office:value="0.5" calcext:value-type="float">
              <text:p>0,5</text:p>
            </table:table-cell>
            <table:table-cell table:style-name="ce69" office:value-type="float" office:value="1" calcext:value-type="float">
              <text:p>1</text:p>
            </table:table-cell>
            <table:table-cell table:style-name="ce69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69"/>
            <table:table-cell table:number-columns-repeated="3"/>
          </table:table-row>
        </table:table-row-group>
        <table:table-row table:style-name="ro13">
          <table:table-cell table:style-name="ce35" office:value-type="string" calcext:value-type="string">
            <text:p>Неделя</text:p>
          </table:table-cell>
          <table:table-cell table:style-name="ce35" table:formula="of:== ([.B41] + [.B42] + [.B43] + [.B44] + [.B45]) / 5" office:value-type="float" office:value="1" calcext:value-type="float">
            <text:p>1</text:p>
          </table:table-cell>
          <table:table-cell table:style-name="ce35" table:formula="of:== ([.C41] + [.C42] + [.C43] + [.C44] + [.C45]) / 5" office:value-type="float" office:value="1" calcext:value-type="float">
            <text:p>1</text:p>
          </table:table-cell>
          <table:table-cell table:style-name="ce35" table:formula="of:== ([.D41] + [.D42] + [.D43] + [.D44] + [.D45]) / 5" office:value-type="float" office:value="3.8" calcext:value-type="float">
            <text:p>3,8</text:p>
          </table:table-cell>
          <table:table-cell table:style-name="ce35" table:formula="of:== ([.E41] + [.E42] + [.E43] + [.E44] + [.E45]) / 5" office:value-type="float" office:value="0" calcext:value-type="float">
            <text:p>0</text:p>
          </table:table-cell>
          <table:table-cell table:style-name="ce35" table:formula="of:== ([.F41] + [.F42] + [.F43] + [.F44] + [.F45]) / 5" office:value-type="float" office:value="2.2" calcext:value-type="float">
            <text:p>2,2</text:p>
          </table:table-cell>
          <table:table-cell table:style-name="ce35" table:formula="of:== ([.G41] + [.G42] + [.G43] + [.G44] + [.G45]) / 5" office:value-type="float" office:value="0.4" calcext:value-type="float">
            <text:p>0,4</text:p>
          </table:table-cell>
          <table:table-cell table:style-name="ce35" table:formula="of:== ([.H41] + [.H42] + [.H43] + [.H44] + [.H45]) / 5" office:value-type="float" office:value="0.4" calcext:value-type="float">
            <text:p>0,4</text:p>
          </table:table-cell>
          <table:table-cell table:style-name="ce35" table:formula="of:== ([.I41] + [.I42] + [.I43] + [.I44] + [.I45]) / 5" office:value-type="float" office:value="0.6" calcext:value-type="float">
            <text:p>0,6</text:p>
          </table:table-cell>
          <table:table-cell table:style-name="ce35" table:formula="of:== ([.J41] + [.J42] + [.J43] + [.J44] + [.J45]) / 5" office:value-type="float" office:value="1.066" calcext:value-type="float">
            <text:p>1,07</text:p>
          </table:table-cell>
          <table:table-cell table:style-name="ce35" table:formula="of:== ([.K41] + [.K42] + [.K43] + [.K44] + [.K45]) / 5" office:value-type="float" office:value="10.466" calcext:value-type="float">
            <text:p>10,47</text:p>
          </table:table-cell>
          <table:table-cell table:style-name="ce7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0" office:value-type="date" office:date-value="2018-05-21" calcext:value-type="date">
              <text:p>21.05.18</text:p>
            </table:table-cell>
            <table:table-cell table:style-name="ce70"/>
            <table:table-cell table:style-name="ce70" office:value-type="float" office:value="1" calcext:value-type="float">
              <text:p>1</text:p>
            </table:table-cell>
            <table:table-cell table:style-name="ce70" office:value-type="float" office:value="7" calcext:value-type="float">
              <text:p>7</text:p>
            </table:table-cell>
            <table:table-cell table:style-name="ce70"/>
            <table:table-cell table:style-name="ce70" office:value-type="float" office:value="2" calcext:value-type="float">
              <text:p>2</text:p>
            </table:table-cell>
            <table:table-cell table:style-name="ce70" table:number-columns-repeated="2"/>
            <table:table-cell table:style-name="ce70" office:value-type="float" office:value="0.5" calcext:value-type="float">
              <text:p>0,5</text:p>
            </table:table-cell>
            <table:table-cell table:style-name="ce70" office:value-type="float" office:value="1.66" calcext:value-type="float">
              <text:p>1,66</text:p>
            </table:table-cell>
            <table:table-cell table:style-name="ce70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70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2" calcext:value-type="date">
              <text:p>22.05.18</text:p>
            </table:table-cell>
            <table:table-cell table:style-name="ce70"/>
            <table:table-cell table:style-name="ce70" office:value-type="float" office:value="1" calcext:value-type="float">
              <text:p>1</text:p>
            </table:table-cell>
            <table:table-cell table:style-name="ce70" office:value-type="float" office:value="5" calcext:value-type="float">
              <text:p>5</text:p>
            </table:table-cell>
            <table:table-cell table:style-name="ce70"/>
            <table:table-cell table:style-name="ce70" office:value-type="float" office:value="2.5" calcext:value-type="float">
              <text:p>2,5</text:p>
            </table:table-cell>
            <table:table-cell table:style-name="ce70"/>
            <table:table-cell table:style-name="ce70" office:value-type="float" office:value="1.5" calcext:value-type="float">
              <text:p>1,5</text:p>
            </table:table-cell>
            <table:table-cell table:style-name="ce70"/>
            <table:table-cell table:style-name="ce70" office:value-type="float" office:value="3" calcext:value-type="float">
              <text:p>3</text:p>
            </table:table-cell>
            <table:table-cell table:style-name="ce70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70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3" calcext:value-type="date">
              <text:p>23.05.18</text:p>
            </table:table-cell>
            <table:table-cell table:number-columns-repeated="2" table:style-name="ce70" office:value-type="float" office:value="1" calcext:value-type="float">
              <text:p>1</text:p>
            </table:table-cell>
            <table:table-cell table:style-name="ce70" office:value-type="float" office:value="6" calcext:value-type="float">
              <text:p>6</text:p>
            </table:table-cell>
            <table:table-cell table:style-name="ce70"/>
            <table:table-cell table:style-name="ce70" office:value-type="float" office:value="2" calcext:value-type="float">
              <text:p>2</text:p>
            </table:table-cell>
            <table:table-cell table:style-name="ce70" table:number-columns-repeated="2"/>
            <table:table-cell table:style-name="ce70" office:value-type="float" office:value="1.5" calcext:value-type="float">
              <text:p>1,5</text:p>
            </table:table-cell>
            <table:table-cell table:style-name="ce70" office:value-type="float" office:value="0.66" calcext:value-type="float">
              <text:p>0,66</text:p>
            </table:table-cell>
            <table:table-cell table:style-name="ce70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70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5-24" calcext:value-type="date">
              <text:p>24.05.18</text:p>
            </table:table-cell>
            <table:table-cell table:style-name="ce64"/>
            <table:table-cell table:style-name="ce64" office:value-type="float" office:value="1" calcext:value-type="float">
              <text:p>1</text:p>
            </table:table-cell>
            <table:table-cell table:style-name="ce64" office:value-type="float" office:value="5" calcext:value-type="float">
              <text:p>5</text:p>
            </table:table-cell>
            <table:table-cell table:style-name="ce64"/>
            <table:table-cell table:style-name="ce64" office:value-type="float" office:value="1.5" calcext:value-type="float">
              <text:p>1,5</text:p>
            </table:table-cell>
            <table:table-cell table:style-name="ce64" table:number-columns-repeated="2"/>
            <table:table-cell table:style-name="ce64" office:value-type="float" office:value="1.5" calcext:value-type="float">
              <text:p>1,5</text:p>
            </table:table-cell>
            <table:table-cell table:style-name="ce64" office:value-type="float" office:value="0.66" calcext:value-type="float">
              <text:p>0,66</text:p>
            </table:table-cell>
            <table:table-cell table:style-name="ce64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60" office:value-type="date" office:date-value="2018-05-25" calcext:value-type="date">
              <text:p>25.05.18</text:p>
            </table:table-cell>
            <table:table-cell table:number-columns-repeated="2" table:style-name="ce70" office:value-type="float" office:value="1" calcext:value-type="float">
              <text:p>1</text:p>
            </table:table-cell>
            <table:table-cell table:style-name="ce70" office:value-type="float" office:value="6.5" calcext:value-type="float">
              <text:p>6,5</text:p>
            </table:table-cell>
            <table:table-cell table:style-name="ce70"/>
            <table:table-cell table:style-name="ce70" office:value-type="float" office:value="3.5" calcext:value-type="float">
              <text:p>3,5</text:p>
            </table:table-cell>
            <table:table-cell table:style-name="ce70" office:value-type="float" office:value="1" calcext:value-type="float">
              <text:p>1</text:p>
            </table:table-cell>
            <table:table-cell table:style-name="ce70" table:number-columns-repeated="3"/>
            <table:table-cell table:style-name="ce70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70"/>
            <table:table-cell table:number-columns-repeated="3"/>
          </table:table-row>
        </table:table-row-group>
        <table:table-row table:style-name="ro13">
          <table:table-cell table:style-name="ce61" office:value-type="string" calcext:value-type="string">
            <text:p>Неделя</text:p>
          </table:table-cell>
          <table:table-cell table:style-name="ce61" table:formula="of:== ( [.B47] + [.B48] + [.B49] + [.B50] + [.B51]) / 5" office:value-type="float" office:value="0.4" calcext:value-type="float">
            <text:p>0,4</text:p>
          </table:table-cell>
          <table:table-cell table:style-name="ce61" table:formula="of:== ( [.C47] + [.C48] + [.C49] + [.C50] + [.C51]) / 5" office:value-type="float" office:value="1" calcext:value-type="float">
            <text:p>1</text:p>
          </table:table-cell>
          <table:table-cell table:style-name="ce61" table:formula="of:== ( [.D47] + [.D48] + [.D49] + [.D50] + [.D51]) / 5" office:value-type="float" office:value="5.9" calcext:value-type="float">
            <text:p>5,9</text:p>
          </table:table-cell>
          <table:table-cell table:style-name="ce61" table:formula="of:== ( [.E47] + [.E48] + [.E49] + [.E50] + [.E51]) / 5" office:value-type="float" office:value="0" calcext:value-type="float">
            <text:p>0</text:p>
          </table:table-cell>
          <table:table-cell table:style-name="ce61" table:formula="of:== ( [.F47] + [.F48] + [.F49] + [.F50] + [.F51]) / 5" office:value-type="float" office:value="2.3" calcext:value-type="float">
            <text:p>2,3</text:p>
          </table:table-cell>
          <table:table-cell table:style-name="ce61" table:formula="of:== ( [.G47] + [.G48] + [.G49] + [.G50] + [.G51]) / 5" office:value-type="float" office:value="0.2" calcext:value-type="float">
            <text:p>0,2</text:p>
          </table:table-cell>
          <table:table-cell table:style-name="ce61" table:formula="of:== ( [.H47] + [.H48] + [.H49] + [.H50] + [.H51]) / 5" office:value-type="float" office:value="0.3" calcext:value-type="float">
            <text:p>0,3</text:p>
          </table:table-cell>
          <table:table-cell table:style-name="ce61" table:formula="of:== ( [.I47] + [.I48] + [.I49] + [.I50] + [.I51]) / 5" office:value-type="float" office:value="0.7" calcext:value-type="float">
            <text:p>0,7</text:p>
          </table:table-cell>
          <table:table-cell table:style-name="ce61" table:formula="of:== ( [.J47] + [.J48] + [.J49] + [.J50] + [.J51]) / 5" office:value-type="float" office:value="1.196" calcext:value-type="float">
            <text:p>1,2</text:p>
          </table:table-cell>
          <table:table-cell table:style-name="ce61" table:formula="of:== ( [.K47] + [.K48] + [.K49] + [.K50] + [.K51]) / 5" office:value-type="float" office:value="11.996" calcext:value-type="float">
            <text:p>12</text:p>
          </table:table-cell>
          <table:table-cell table:style-name="ce61"/>
          <table:table-cell table:number-columns-repeated="3"/>
        </table:table-row>
        <table:table-row table:style-name="ro1">
          <table:table-cell table:style-name="ce60" office:value-type="date" office:date-value="2018-05-28" calcext:value-type="date">
            <text:p>28.05.18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/>
          <table:table-cell table:style-name="ce70" office:value-type="float" office:value="2.5" calcext:value-type="float">
            <text:p>2,5</text:p>
          </table:table-cell>
          <table:table-cell table:style-name="ce70" office:value-type="float" office:value="1.5" calcext:value-type="float">
            <text:p>1,5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table:formula="of:= [.B53] + [.C53] + [.D53] + [.E53] + [.F53] + [.G53] + [.H53] + [.I53] + [.J53]" office:value-type="float" office:value="12" calcext:value-type="float">
            <text:p>12</text:p>
          </table:table-cell>
          <table:table-cell table:style-name="ce70"/>
          <table:table-cell table:number-columns-repeated="3"/>
        </table:table-row>
        <table:table-row table:style-name="ro1">
          <table:table-cell table:style-name="ce60" office:value-type="date" office:date-value="2018-05-29" calcext:value-type="date">
            <text:p>29.05.18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8" calcext:value-type="float">
            <text:p>8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0.5" calcext:value-type="float">
            <text:p>0,5</text:p>
          </table:table-cell>
          <table:table-cell table:style-name="ce70" office:value-type="float" office:value="0.66" calcext:value-type="float">
            <text:p>0,66</text:p>
          </table:table-cell>
          <table:table-cell table:style-name="ce70" table:formula="of:= [.B54] + [.C54] + [.D54] + [.E54] + [.F54] + [.G54] + [.H54] + [.I54] + [.J54]" office:value-type="float" office:value="13.16" calcext:value-type="float">
            <text:p>13,16</text:p>
          </table:table-cell>
          <table:table-cell table:style-name="ce70"/>
          <table:table-cell table:number-columns-repeated="3"/>
        </table:table-row>
        <table:table-row table:style-name="ro1">
          <table:table-cell table:style-name="ce60" office:value-type="date" office:date-value="2018-05-30" calcext:value-type="date">
            <text:p>30.05.18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8" calcext:value-type="float">
            <text:p>8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formula="of:= [.B55] + [.C55] + [.D55] + [.E55] + [.F55] + [.G55] + [.H55] + [.I55] + [.J55]" office:value-type="float" office:value="14" calcext:value-type="float">
            <text:p>14</text:p>
          </table:table-cell>
          <table:table-cell table:style-name="ce70"/>
          <table:table-cell table:number-columns-repeated="3"/>
        </table:table-row>
        <table:table-row table:style-name="ro1">
          <table:table-cell table:style-name="ce62" office:value-type="date" office:date-value="2018-05-31" calcext:value-type="date">
            <text:p>31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71" table:formula="of:= [.B56] + [.C56] + [.D56] + [.E56] + [.F56] + [.G56] + [.H56] + [.I56] + [.J56]" office:value-type="float" office:value="12.33" calcext:value-type="float">
            <text:p>12,3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1" table:formula="of:= [.B57] + [.C57] + [.D57] + [.E57] + [.F57] + [.G57] + [.H57] + [.I57] + [.J57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9" table:default-cell-style-name="ce75"/>
        <table:table-column table:style-name="co40" table:number-columns-repeated="2" table:default-cell-style-name="ce75"/>
        <table:table-column table:style-name="co12" table:default-cell-style-name="ce75"/>
        <table:table-column table:style-name="co16" table:default-cell-style-name="ce75"/>
        <table:table-column table:style-name="co17" table:default-cell-style-name="ce75"/>
        <table:table-column table:style-name="co18" table:default-cell-style-name="ce75"/>
        <table:table-column table:style-name="co19" table:default-cell-style-name="ce75"/>
        <table:table-column table:style-name="co41" table:default-cell-style-name="ce75"/>
        <table:table-column table:style-name="co42" table:default-cell-style-name="ce75"/>
        <table:table-column table:style-name="co43" table:default-cell-style-name="ce75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3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4" office:value-type="string" calcext:value-type="string">
            <text:p>Наименование</text:p>
          </table:table-cell>
          <table:table-cell table:style-name="ce74" office:value-type="string" calcext:value-type="string">
            <text:p>Всего</text:p>
          </table:table-cell>
          <table:table-cell table:style-name="ce74" office:value-type="string" calcext:value-type="string">
            <text:p>Выполнено</text:p>
          </table:table-cell>
          <table:table-cell table:style-name="ce74" office:value-type="string" calcext:value-type="string">
            <text:p>%</text:p>
          </table:table-cell>
          <table:table-cell table:style-name="ce74" office:value-type="string" calcext:value-type="string">
            <text:p>Пункт 1</text:p>
          </table:table-cell>
          <table:table-cell table:style-name="ce74" office:value-type="string" calcext:value-type="string">
            <text:p>Пункт 2</text:p>
          </table:table-cell>
          <table:table-cell table:style-name="ce74" office:value-type="string" calcext:value-type="string">
            <text:p>Пункт 3</text:p>
          </table:table-cell>
          <table:table-cell table:style-name="ce74" office:value-type="string" calcext:value-type="string">
            <text:p>Пункт 4</text:p>
          </table:table-cell>
          <table:table-cell table:style-name="ce74" office:value-type="string" calcext:value-type="string">
            <text:p>Пункт 5</text:p>
          </table:table-cell>
          <table:table-cell table:style-name="ce74" office:value-type="string" calcext:value-type="string">
            <text:p>Пункт 6</text:p>
          </table:table-cell>
          <table:table-cell table:style-name="ce74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65" office:value-type="string" calcext:value-type="string">
            <text:p>Алгоритмы java</text:p>
          </table:table-cell>
          <table:table-cell table:style-name="ce65" office:value-type="float" office:value="843" calcext:value-type="float">
            <text:p>84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table:formula="of:= ([.C10]/[.B10])*100" office:value-type="float" office:value="15.8956109134045" calcext:value-type="float">
            <text:p>15,9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 calcext:value-type="string">
            <text:p>Паттерны</text:p>
          </table:table-cell>
          <table:table-cell table:style-name="ce65" office:value-type="float" office:value="656" calcext:value-type="float">
            <text:p>656</text:p>
          </table:table-cell>
          <table:table-cell table:style-name="ce65" office:value-type="float" office:value="138" calcext:value-type="float">
            <text:p>138</text:p>
          </table:table-cell>
          <table:table-cell table:style-name="ce65" table:formula="of:= ([.C11]/[.B11])*100" office:value-type="float" office:value="21.0365853658537" calcext:value-type="float">
            <text:p>21,04</text:p>
          </table:table-cell>
          <table:table-cell table:style-name="ce65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77" office:value-type="string" calcext:value-type="string">
            <text:p>60 – 63 <text:s/>= 0/10%</text:p>
          </table:table-cell>
          <table:table-cell table:style-name="ce78" office:value-type="string" calcext:value-type="string">
            <text:p>64 – 67 = 10/25%</text:p>
          </table:table-cell>
          <table:table-cell table:style-name="ce78" office:value-type="string" calcext:value-type="string">
            <text:p>68 – 70 = 25/45%</text:p>
          </table:table-cell>
          <table:table-cell table:style-name="ce78" office:value-type="string" calcext:value-type="string">
            <text:p>71 – 73 = 45/65%</text:p>
          </table:table-cell>
          <table:table-cell table:style-name="ce78" office:value-type="string" calcext:value-type="string">
            <text:p>74 – 76 = 65/85%</text:p>
          </table:table-cell>
          <table:table-cell table:style-name="ce78" office:value-type="string" calcext:value-type="string">
            <text:p>77 – 80 = 85/100%</text:p>
          </table:table-cell>
          <table:table-cell table:style-name="ce78"/>
          <table:table-cell table:style-name="ce79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Алгоритмы Кормен</text:p>
          </table:table-cell>
          <table:table-cell table:style-name="ce69" office:value-type="float" office:value="208" calcext:value-type="float">
            <text:p>208</text:p>
          </table:table-cell>
          <table:table-cell table:style-name="ce69" office:value-type="float" office:value="124" calcext:value-type="float">
            <text:p>124</text:p>
          </table:table-cell>
          <table:table-cell table:style-name="ce69" table:formula="of:= ([.C15]/[.B15])*100" office:value-type="float" office:value="59.6153846153846" calcext:value-type="float">
            <text:p>59,62</text:p>
          </table:table-cell>
          <table:table-cell table:style-name="ce69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5 дней без белка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formula="of:= ([.C22]/[.B22])*100" office:value-type="float" office:value="20" calcext:value-type="float">
            <text:p>20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70" office:value-type="string" calcext:value-type="string">
            <text:p>Стойка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26" calcext:value-type="float">
            <text:p>26</text:p>
          </table:table-cell>
          <table:table-cell table:style-name="ce70" table:formula="of:= ([.C23]/[.B23])*100" office:value-type="float" office:value="57.7777777777778" calcext:value-type="float">
            <text:p>57,78</text:p>
          </table:table-cell>
          <table:table-cell table:style-name="ce70" table:number-columns-repeated="7"/>
          <table:table-cell/>
        </table:table-row>
        <table:table-row table:style-name="ro1">
          <table:table-cell table:style-name="ce70" office:value-type="string" calcext:value-type="string">
            <text:p>Чистый код</text:p>
          </table:table-cell>
          <table:table-cell table:style-name="ce70" office:value-type="float" office:value="466" calcext:value-type="float">
            <text:p>466</text:p>
          </table:table-cell>
          <table:table-cell table:style-name="ce70" office:value-type="float" office:value="220" calcext:value-type="float">
            <text:p>220</text:p>
          </table:table-cell>
          <table:table-cell table:style-name="ce70" table:formula="of:= ([.C24]/[.B24])*100" office:value-type="float" office:value="47.2103004291846" calcext:value-type="float">
            <text:p>47,21</text:p>
          </table:table-cell>
          <table:table-cell table:style-name="ce70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76" office:value-type="string" calcext:value-type="string">
            <text:p>Autocomplete string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95" calcext:value-type="float">
            <text:p>95</text:p>
          </table:table-cell>
          <table:table-cell table:style-name="ce76" table:formula="of:= ([.C26]/[.B26])*100" office:value-type="float" office:value="95" calcext:value-type="float">
            <text:p>95</text:p>
          </table:table-cell>
          <table:table-cell table:style-name="ce76" table:number-columns-repeated="7"/>
          <table:table-cell/>
        </table:table-row>
        <table:table-row table:style-name="ro1">
          <table:table-cell table:style-name="ce63" office:value-type="string" calcext:value-type="string">
            <text:p>Спорт 80 – 1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string" calcext:value-type="string">
            <text:p>&gt;25% <text:s/>&lt;45%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27" table:number-columns-repeated="3"/>
          <table:table-cell table:style-name="ce71" table:formula="of:= ([.C28]/[.B28])*100" office:value-type="string" office:string-value="" calcext:value-type="error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table:number-columns-repeated="3"/>
          <table:table-cell table:style-name="ce71" table:formula="of:= ([.C29]/[.B29])*100" office:value-type="string" office:string-value="" calcext:value-type="error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table:number-columns-repeated="3"/>
          <table:table-cell table:style-name="ce71" table:formula="of:= ([.C30]/[.B30])*100" office:value-type="string" office:string-value="" calcext:value-type="error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table:number-columns-repeated="3"/>
          <table:table-cell table:style-name="ce71" table:formula="of:= ([.C31]/[.B31])*100" office:value-type="string" office:string-value="" calcext:value-type="error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table:number-columns-repeated="3"/>
          <table:table-cell table:style-name="ce71" table:formula="of:= ([.C32]/[.B32])*100" office:value-type="string" office:string-value="" calcext:value-type="error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table:number-columns-repeated="3"/>
          <table:table-cell table:style-name="ce71" table:formula="of:= ([.C33]/[.B33])*100" office:value-type="string" office:string-value="" calcext:value-type="error">
            <text:p>#DIV/0!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table:number-columns-repeated="3"/>
          <table:table-cell table:style-name="ce71" table:formula="of:= ([.C34]/[.B34])*100" office:value-type="string" office:string-value="" calcext:value-type="error">
            <text:p>#DIV/0!</text:p>
          </table:table-cell>
          <table:table-cell table:style-name="ce2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80">
            <text:p>80</text:p>
          </table:table-cell>
          <table:table-cell table:style-name="ce49" office:value-type="string">
            <text:p>&gt;25% <text:s/>&lt;45%</text:p>
          </table:table-cell>
          <table:table-cell table:style-name="ce51" office:value-type="string">
            <text:p>До 60 <text:s/>= 0/10%</text:p>
          </table:table-cell>
          <table:table-cell table:style-name="ce51" office:value-type="string">
            <text:p>60 – 80 = 10/25%</text:p>
          </table:table-cell>
          <table:table-cell table:style-name="ce56" office:value-type="string">
            <text:p>80 – 100 = 25/45%</text:p>
          </table:table-cell>
          <table:table-cell table:style-name="ce56" office:value-type="string">
            <text:p>100 – 120 = 45/65%</text:p>
          </table:table-cell>
          <table:table-cell table:style-name="ce56" office:value-type="string">
            <text:p>120 – 150 = 65/100%</text:p>
          </table:table-cell>
          <table:table-cell table:style-name="ce56" office:value-type="string">
            <text:p>150 – 180 = 85/100%</text:p>
          </table:table-cell>
          <table:table-cell table:style-name="ce59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<text:s/>15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Gradle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7">
            <text:p>17</text:p>
          </table:table-cell>
          <table:table-cell table:style-name="ce41" table:formula="of:= ([.C14] / [.B14]) * 100" office:value-type="float" office:value="17">
            <text:p>17</text:p>
          </table:table-cell>
          <table:table-cell table:style-name="ce55" office:value-type="string">
            <text:p>45 мин у стены 10% (5)</text:p>
          </table:table-cell>
          <table:table-cell table:style-name="ce54" office:value-type="string">
            <text:p>5 дней без белка10% (2)</text:p>
          </table:table-cell>
          <table:table-cell table:style-name="ce52" office:value-type="string">
            <text:p>Мильгамма 10% (10)</text:p>
          </table:table-cell>
          <table:table-cell table:style-name="ce53" office:value-type="string">
            <text:p>5 дней только фрукты/ягоды 15% ()</text:p>
          </table:table-cell>
          <table:table-cell table:style-name="ce53" table:number-columns-repeated="6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5">
            <text:p>25</text:p>
          </table:table-cell>
          <table:table-cell table:style-name="ce42" table:formula="of:= ([.C15] / [.B15]) * 100" office:value-type="float" office:value="25">
            <text:p>25</text:p>
          </table:table-cell>
          <table:table-cell table:style-name="ce52" office:value-type="string">
            <text:p>Программист – фан 5%(5)</text:p>
          </table:table-cell>
          <table:table-cell table:style-name="ce55" office:value-type="string">
            <text:p>Clean code 20%(8)</text:p>
          </table:table-cell>
          <table:table-cell table:style-name="ce57" office:value-type="string">
            <text:p>Алгоритмы 20% (12)</text:p>
          </table:table-cell>
          <table:table-cell table:style-name="ce58" office:value-type="string">
            <text:p>Карьера программиста 10%</text:p>
          </table:table-cell>
          <table:table-cell table:style-name="ce58" office:value-type="string">
            <text:p>Компиляторы 20%</text:p>
          </table:table-cell>
          <table:table-cell table:style-name="ce58" office:value-type="string">
            <text:p>Комп сети 10%</text:p>
          </table:table-cell>
          <table:table-cell table:style-name="ce58" office:value-type="string">
            <text:p>Алгоритмы <text:s/>Род стивенс (10%)</text:p>
          </table:table-cell>
          <table:table-cell table:style-name="ce58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.00.0000</text:date>, <text:time style:data-style-name="N2" text:time-value="21:50:12.403314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7H22M</meta:editing-duration>
    <meta:editing-cycles>452</meta:editing-cycles>
    <meta:generator>LibreOffice/5.1.6.2$Linux_X86_64 LibreOffice_project/10m0$Build-2</meta:generator>
    <dc:date>2018-05-31T22:51:07.554770401</dc:date>
    <meta:document-statistic meta:table-count="4" meta:cell-count="601" meta:object-count="0"/>
    <meta:user-defined meta:name="Info 1"/>
    <meta:user-defined meta:name="Info 2"/>
    <meta:user-defined meta:name="Info 3"/>
    <meta:user-defined meta:name="Info 4"/>
  </office:meta>
</office:document-meta>
</file>